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33cm" fo:margin-left="0.09cm" table:align="left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1.87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I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0.703cm" table:align="left"/>
    </style:style>
    <style:style style:name="Tabela2.A" style:family="table-column">
      <style:table-column-properties style:column-width="5.195cm"/>
    </style:style>
    <style:style style:name="Tabela2.B" style:family="table-column">
      <style:table-column-properties style:column-width="5.50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868" officeooo:paragraph-rsid="00070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868" officeooo:paragraph-rsid="00070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868" officeooo:paragraph-rsid="0009d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070868" officeooo:paragraph-rsid="0007086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070868" officeooo:paragraph-rsid="0007086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rsid="00070868" officeooo:paragraph-rsid="000708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09dd13" officeooo:paragraph-rsid="0009dd13"/>
    </style:style>
    <style:style style:name="T1" style:family="text">
      <style:text-properties style:font-name="Liberation Sans1" fo:font-size="10pt" style:font-size-asian="10pt" style:text-emphasize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 table:number-columns-repeated="2"/>
        <table:table-column table:style-name="Tabela1.B"/>
        <table:table-column table:style-name="Tabela1.C"/>
        <table:table-column table:style-name="Tabela1.B"/>
        <table:table-row table:style-name="TableLine2476957722384">
          <table:table-cell table:style-name="Tabela1.A1" office:value-type="string">
            <text:p text:style-name="P4">Grupa</text:p>
          </table:table-cell>
          <table:table-cell table:style-name="Tabela1.A1" table:number-columns-spanned="2" office:value-type="string">
            <text:p text:style-name="P5">Community 1</text:p>
          </table:table-cell>
          <table:covered-table-cell/>
          <table:table-cell table:style-name="Tabela1.A1" table:number-columns-spanned="2" office:value-type="string">
            <text:p text:style-name="P5">Community 2</text:p>
          </table:table-cell>
          <table:covered-table-cell/>
          <table:table-cell table:style-name="Tabela1.A1" table:number-columns-spanned="2" office:value-type="string">
            <text:p text:style-name="P5">Community 3</text:p>
          </table:table-cell>
          <table:covered-table-cell/>
          <table:table-cell table:style-name="Tabela1.H1" table:number-columns-spanned="2" office:value-type="string">
            <text:p text:style-name="P5">Community 4</text:p>
          </table:table-cell>
          <table:covered-table-cell/>
        </table:table-row>
        <table:table-row table:style-name="TableLine2476957722384">
          <table:table-cell table:style-name="Tabela1.A2" office:value-type="string">
            <text:p text:style-name="P4">Typ</text:p>
          </table:table-cell>
          <table:table-cell table:style-name="Tabela1.A2" office:value-type="string">
            <text:p text:style-name="P9">Single</text:p>
          </table:table-cell>
          <table:table-cell table:style-name="Tabela1.A2" office:value-type="string">
            <text:p text:style-name="P9">Community</text:p>
          </table:table-cell>
          <table:table-cell table:style-name="Tabela1.A2" office:value-type="string">
            <text:p text:style-name="P9">Single</text:p>
          </table:table-cell>
          <table:table-cell table:style-name="Tabela1.A2" office:value-type="string">
            <text:p text:style-name="P9">Community</text:p>
          </table:table-cell>
          <table:table-cell table:style-name="Tabela1.A2" office:value-type="string">
            <text:p text:style-name="P9">Single</text:p>
          </table:table-cell>
          <table:table-cell table:style-name="Tabela1.A2" office:value-type="string">
            <text:p text:style-name="P9">Community</text:p>
          </table:table-cell>
          <table:table-cell table:style-name="Tabela1.A2" office:value-type="string">
            <text:p text:style-name="P9">Single</text:p>
          </table:table-cell>
          <table:table-cell table:style-name="Tabela1.I2" office:value-type="string">
            <text:p text:style-name="P9">Community</text:p>
          </table:table-cell>
        </table:table-row>
        <table:table-row table:style-name="TableLine2476957722384">
          <table:table-cell table:style-name="Tabela1.A2" office:value-type="string">
            <text:p text:style-name="P8">Średni błąd bezwzględny</text:p>
          </table:table-cell>
          <table:table-cell table:style-name="Tabela1.B3" office:value-type="float" office:value="0.19">
            <text:p text:style-name="P12">0.19</text:p>
          </table:table-cell>
          <table:table-cell table:style-name="Tabela1.B3" office:value-type="float" office:value="0.174671299259752">
            <text:p text:style-name="P12">0.17</text:p>
          </table:table-cell>
          <table:table-cell table:style-name="Tabela1.B3" office:value-type="float" office:value="0.31">
            <text:p text:style-name="P12">0.31</text:p>
          </table:table-cell>
          <table:table-cell table:style-name="Tabela1.B3" office:value-type="float" office:value="0.232602309033667">
            <text:p text:style-name="P12">0.23</text:p>
          </table:table-cell>
          <table:table-cell table:style-name="Tabela1.B3" office:value-type="float" office:value="0.71">
            <text:p text:style-name="P12">0.71</text:p>
          </table:table-cell>
          <table:table-cell table:style-name="Tabela1.B3" office:value-type="float" office:value="0.551800119564513">
            <text:p text:style-name="P12">0.55</text:p>
          </table:table-cell>
          <table:table-cell table:style-name="Tabela1.B3" office:value-type="float" office:value="0.25">
            <text:p text:style-name="P12">0.25</text:p>
          </table:table-cell>
          <table:table-cell table:style-name="Tabela1.I3" office:value-type="float" office:value="0.3">
            <text:p text:style-name="P12">0.3</text:p>
          </table:table-cell>
        </table:table-row>
        <table:table-row table:style-name="TableLine2476957722384">
          <table:table-cell table:style-name="Tabela1.A2" office:value-type="string">
            <text:p text:style-name="P8">Średni błąd względny</text:p>
          </table:table-cell>
          <table:table-cell table:style-name="Tabela1.A2" office:value-type="string">
            <text:p text:style-name="P12">3.92%</text:p>
          </table:table-cell>
          <table:table-cell table:style-name="Tabela1.A2" office:value-type="string">
            <text:p text:style-name="P12">3.63%</text:p>
          </table:table-cell>
          <table:table-cell table:style-name="Tabela1.A2" office:value-type="string">
            <text:p text:style-name="P12">3.4%</text:p>
          </table:table-cell>
          <table:table-cell table:style-name="Tabela1.A2" office:value-type="string">
            <text:p text:style-name="P12">2.95%</text:p>
          </table:table-cell>
          <table:table-cell table:style-name="Tabela1.A2" office:value-type="string">
            <text:p text:style-name="P12">1.51%</text:p>
          </table:table-cell>
          <table:table-cell table:style-name="Tabela1.A2" office:value-type="string">
            <text:p text:style-name="P12">1.2%</text:p>
          </table:table-cell>
          <table:table-cell table:style-name="Tabela1.A2" office:value-type="string">
            <text:p text:style-name="P12">2.26%</text:p>
          </table:table-cell>
          <table:table-cell table:style-name="Tabela1.I2" office:value-type="string">
            <text:p text:style-name="P12">2.53%</text:p>
          </table:table-cell>
        </table:table-row>
        <table:table-row table:style-name="TableLine2476957722384">
          <table:table-cell table:style-name="Tabela1.A2" office:value-type="string">
            <text:p text:style-name="P8">Max. błąd bezwzględny</text:p>
          </table:table-cell>
          <table:table-cell table:style-name="Tabela1.B3" office:value-type="float" office:value="1.01267612874107">
            <text:p text:style-name="P12">1.01</text:p>
          </table:table-cell>
          <table:table-cell table:style-name="Tabela1.B3" office:value-type="float" office:value="1.22167408226341">
            <text:p text:style-name="P12">1.22</text:p>
          </table:table-cell>
          <table:table-cell table:style-name="Tabela1.A2" office:value-type="string">
            <text:p text:style-name="P12">2</text:p>
          </table:table-cell>
          <table:table-cell table:style-name="Tabela1.A2" office:value-type="string">
            <text:p text:style-name="P12">2.24</text:p>
          </table:table-cell>
          <table:table-cell table:style-name="Tabela1.B3" office:value-type="float" office:value="5.4699579357567">
            <text:p text:style-name="P12">5.47</text:p>
          </table:table-cell>
          <table:table-cell table:style-name="Tabela1.B3" office:value-type="float" office:value="5.85552289997949">
            <text:p text:style-name="P12">5.86</text:p>
          </table:table-cell>
          <table:table-cell table:style-name="Tabela1.B3" office:value-type="float" office:value="2.31805619146231">
            <text:p text:style-name="P12">2.32</text:p>
          </table:table-cell>
          <table:table-cell table:style-name="Tabela1.I3" office:value-type="float" office:value="2.00841903021674">
            <text:p text:style-name="P12">2.01</text:p>
          </table:table-cell>
        </table:table-row>
        <table:table-row table:style-name="TableLine2476957722384">
          <table:table-cell table:style-name="Tabela1.A2" office:value-type="string">
            <text:p text:style-name="P8">Max. błąd względny</text:p>
          </table:table-cell>
          <table:table-cell table:style-name="Tabela1.A2" office:value-type="string">
            <text:p text:style-name="P12">112.05%</text:p>
          </table:table-cell>
          <table:table-cell table:style-name="Tabela1.A2" office:value-type="string">
            <text:p text:style-name="P12">113.99%</text:p>
          </table:table-cell>
          <table:table-cell table:style-name="Tabela1.A2" office:value-type="string">
            <text:p text:style-name="P12">88.88%</text:p>
          </table:table-cell>
          <table:table-cell table:style-name="Tabela1.A2" office:value-type="string">
            <text:p text:style-name="P12">82.95%</text:p>
          </table:table-cell>
          <table:table-cell table:style-name="Tabela1.A2" office:value-type="string">
            <text:p text:style-name="P12">12.51%</text:p>
          </table:table-cell>
          <table:table-cell table:style-name="Tabela1.A2" office:value-type="string">
            <text:p text:style-name="P12">12.26%</text:p>
          </table:table-cell>
          <table:table-cell table:style-name="Tabela1.A2" office:value-type="string">
            <text:p text:style-name="P12">100.18%</text:p>
          </table:table-cell>
          <table:table-cell table:style-name="Tabela1.I2" office:value-type="string">
            <text:p text:style-name="P12">103.74%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 table:style-name="TableLine2476835687232">
          <table:table-cell table:style-name="Tabela2.A1" office:value-type="string">
            <text:p text:style-name="P13">Nazwa społeczności</text:p>
          </table:table-cell>
          <table:table-cell table:style-name="Tabela2.B1" office:value-type="string">
            <text:p text:style-name="P13">Węzły wchodzące w skład</text:p>
          </table:table-cell>
        </table:table-row>
        <table:table-row table:style-name="TableLine2476835687232">
          <table:table-cell table:style-name="Tabela2.A2" office:value-type="string">
            <text:p text:style-name="P6">Community 1</text:p>
          </table:table-cell>
          <table:table-cell table:style-name="Tabela2.B2" office:value-type="string">
            <text:p text:style-name="P12">0, 6, 7, 10, 14, 17, 20, 25</text:p>
          </table:table-cell>
        </table:table-row>
        <table:table-row table:style-name="TableLine2476835687232">
          <table:table-cell table:style-name="Tabela2.A2" office:value-type="string">
            <text:p text:style-name="P6">Community 2</text:p>
          </table:table-cell>
          <table:table-cell table:style-name="Tabela2.B2" office:value-type="string">
            <text:p text:style-name="P12">1, 4, 5, 9, 13, 16, 18, 22</text:p>
          </table:table-cell>
        </table:table-row>
        <table:table-row table:style-name="TableLine2476835687232">
          <table:table-cell table:style-name="Tabela2.A2" office:value-type="string">
            <text:p text:style-name="P6">Community 3</text:p>
          </table:table-cell>
          <table:table-cell table:style-name="Tabela2.B2" office:value-type="string">
            <text:p text:style-name="P12">2, 3, 8, 11, 12, 15, 19, 23</text:p>
          </table:table-cell>
        </table:table-row>
        <table:table-row table:style-name="TableLine2476835687232">
          <table:table-cell table:style-name="Tabela2.A2" office:value-type="string">
            <text:p text:style-name="P6">Community 4</text:p>
          </table:table-cell>
          <table:table-cell table:style-name="Tabela2.B2" office:value-type="string">
            <text:p text:style-name="P12">21, 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8T05:36:43.546000000</meta:creation-date>
    <dc:date>2024-01-18T06:07:27.123000000</dc:date>
    <meta:editing-duration>PT30M43S</meta:editing-duration>
    <meta:editing-cycles>4</meta:editing-cycles>
    <meta:generator>LibreOffice/7.2.2.2$Windows_X86_64 LibreOffice_project/02b2acce88a210515b4a5bb2e46cbfb63fe97d56</meta:generator>
    <meta:document-statistic meta:table-count="2" meta:image-count="0" meta:object-count="0" meta:page-count="1" meta:paragraph-count="60" meta:word-count="102" meta:character-count="515" meta:non-whitespace-character-count="473"/>
  </office:meta>
</office:document-meta>
</file>